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83885416666667cm"/>
    </style:style>
    <style:style style:name="co2" style:family="table-column">
      <style:table-column-properties fo:break-before="auto" style:column-width="4.25979166666667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98979166666667cm"/>
    </style:style>
    <style:style style:name="co5" style:family="table-column">
      <style:table-column-properties fo:break-before="auto" style:column-width="12.0253125cm"/>
    </style:style>
    <style:style style:name="co6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Requiremnet List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Number</text:p>
          </table:table-cell>
          <table:table-cell office:value-type="string" table:style-name="ce4">
            <text:p>Name</text:p>
          </table:table-cell>
          <table:table-cell office:value-type="string" table:style-name="ce4">
            <text:p>User Group</text:p>
          </table:table-cell>
          <table:table-cell office:value-type="string" table:style-name="ce4">
            <text:p>Priority (A,B,C)</text:p>
          </table:table-cell>
          <table:table-cell office:value-type="string" table:style-name="ce4">
            <text:p>Additional Info</text:p>
          </table:table-cell>
          <table:table-cell table:number-columns-repeated="16379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4">
            <text:p>Assign Cabin Crew</text:p>
          </table:table-cell>
          <table:table-cell office:value-type="string" table:style-name="ce4">
            <text:p>Flight Control</text:p>
          </table:table-cell>
          <table:table-cell office:value-type="string" table:style-name="ce4">
            <text:p>A</text:p>
          </table:table-cell>
          <table:table-cell office:value-type="string" table:style-name="ce7">
            <text:p>He needs to able to sign cabin crew</text:p>
          </table:table-cell>
          <table:table-cell table:number-columns-repeated="1637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4">
            <text:p>Assign destination</text:p>
          </table:table-cell>
          <table:table-cell office:value-type="string" table:style-name="ce4">
            <text:p>Flight Control</text:p>
          </table:table-cell>
          <table:table-cell office:value-type="string" table:style-name="ce4">
            <text:p>A</text:p>
          </table:table-cell>
          <table:table-cell office:value-type="string" table:style-name="ce7">
            <text:p>He needs to able to sign destination, Time, From and when.</text:p>
          </table:table-cell>
          <table:table-cell table:number-columns-repeated="1637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4">
            <text:p>Check info of flights</text:p>
          </table:table-cell>
          <table:table-cell office:value-type="string" table:style-name="ce4">
            <text:p>Cabin Crew</text:p>
          </table:table-cell>
          <table:table-cell office:value-type="string" table:style-name="ce4">
            <text:p>A</text:p>
          </table:table-cell>
          <table:table-cell office:value-type="string" table:style-name="ce7">
            <text:p>Display time, des and when and from a week before flight.</text:p>
          </table:table-cell>
          <table:table-cell table:number-columns-repeated="16379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4">
            <text:p>Change Cabin Crew info</text:p>
          </table:table-cell>
          <table:table-cell office:value-type="string" table:style-name="ce4">
            <text:p>Cabin Crew</text:p>
          </table:table-cell>
          <table:table-cell office:value-type="string" table:style-name="ce4">
            <text:p>B</text:p>
          </table:table-cell>
          <table:table-cell office:value-type="string" table:style-name="ce7">
            <text:p>Change Cabin crew info</text:p>
          </table:table-cell>
          <table:table-cell table:number-columns-repeated="16379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4">
            <text:p>Working Plan</text:p>
          </table:table-cell>
          <table:table-cell office:value-type="string" table:style-name="ce4">
            <text:p>Cabin Crew</text:p>
          </table:table-cell>
          <table:table-cell office:value-type="string" table:style-name="ce4">
            <text:p>C</text:p>
          </table:table-cell>
          <table:table-cell office:value-type="string" table:style-name="ce7">
            <text:p>See who is working on pacific day and is not working<text:s/>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Fuad Poroshtica</meta:initial-creator>
    <dc:creator>Fuad Poroshtica</dc:creator>
    <meta:creation-date>2023-11-28T15:13:27Z</meta:creation-date>
    <dc:date>2023-11-28T15:51:31Z</dc:date>
  </office:meta>
</office:document-meta>
</file>